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6.97cm" fo:min-width="6.82cm"/>
      <style:paragraph-properties style:writing-mode="lr-tb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fo:min-height="2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5cm" svg:y="4.078cm" presentation:class="title" presentation:user-transformed="true">
          <draw:text-box>
            <text:p>Dinámicas epidémicas vs endémicas</text:p>
          </draw:text-box>
        </draw:frame>
        <draw:frame presentation:style-name="pr2" draw:text-style-name="P2" draw:layer="layout" svg:width="25.199cm" svg:height="2.319cm" svg:x="1.4cm" svg:y="9.3cm" presentation:class="subtitle" presentation:user-transformed="true">
          <draw:text-box>
            <text:p><text:span text:style-name="T1">Teoría básica y Ecología de 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draw:frame presentation:style-name="pr4" draw:layer="layout" svg:width="25.199cm" svg:height="2.629cm" svg:x="1.4cm" svg:y="0.628cm" presentation:class="title">
          <draw:text-box>
            <text:p>Diferencia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Epidémico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Endémico</text:p>
              </text:list-item>
            </text:list>
          </draw:text-box>
        </draw:frame>
        <draw:custom-shape draw:style-name="gr2" draw:text-style-name="P3" draw:layer="layout" svg:width="8.1cm" svg:height="8cm" svg:x="2.5cm" svg:y="6cm">
          <text:p text:style-name="P3">Caracterísitcas demográficas del momento son las más importan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cm" svg:height="8cm" svg:x="17.301cm" svg:y="6.001cm">
          <text:p text:style-name="P3">Crecimiento poblacional, capacidad de carga, cambios poblacionales son los más importan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4" draw:layer="layout" svg:width="25.199cm" svg:height="2.629cm" svg:x="1.4cm" svg:y="0.628cm" presentation:class="title">
          <draw:text-box>
            <text:p>Comportamiento epidémico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8-07T18:19:08.617486248</meta:creation-date>
    <meta:generator>LibreOffice/7.3.7.2$Linux_X86_64 LibreOffice_project/30$Build-2</meta:generator>
    <dc:date>2023-08-21T17:39:52.326865871</dc:date>
    <meta:editing-duration>PT2H9M24S</meta:editing-duration>
    <meta:editing-cycles>27</meta:editing-cycles>
    <meta:document-statistic meta:object-count="36"/>
  </office:meta>
</office:document-meta>
</file>